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background-color="#E6B8AF"/>
    </style:style>
    <style:style style:name="ce8" style:family="table-cell" style:parent-style-name="Default" style:data-style-name="N0">
      <style:table-cell-properties style:vertical-align="top" fo:background-color="#D9EAD3"/>
    </style:style>
    <style:style style:name="ce9" style:family="table-cell" style:parent-style-name="Default" style:data-style-name="N0">
      <style:table-cell-properties fo:background-color="#EFEFEF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C9DAF8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D9D2E9"/>
    </style:style>
    <style:style style:name="ce13" style:family="table-cell" style:parent-style-name="Default" style:data-style-name="N0">
      <style:table-cell-properties style:vertical-align="top" fo:background-color="#C9DAF8"/>
    </style:style>
    <style:style style:name="ce14" style:family="table-cell" style:parent-style-name="Default" style:data-style-name="N0">
      <style:table-cell-properties style:vertical-align="top" fo:background-color="#D9D2E9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fo:background-color="#EFEFE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style-name="ce1"/>
          <table:table-cell office:value-type="string" table:style-name="ce2">
            <text:p>Request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Request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Request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Request</text:p>
          </table:table-cell>
          <table:table-cell office:value-type="string" table:style-name="ce2">
            <text:p>Response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number-columns-spanned="2" table:number-rows-spanned="1" table:style-name="ce6">
            <text:p>VoxelMap LiteLoader</text:p>
          </table:table-cell>
          <table:covered-table-cell/>
          <table:table-cell office:value-type="string" table:number-columns-spanned="2" table:number-rows-spanned="1" table:style-name="ce6">
            <text:p>VoxelMap Forge</text:p>
          </table:table-cell>
          <table:covered-table-cell/>
          <table:table-cell office:value-type="string" table:number-columns-spanned="2" table:number-rows-spanned="1" table:style-name="ce6">
            <text:p>VoxelMap Fabric</text:p>
          </table:table-cell>
          <table:covered-table-cell/>
          <table:table-cell office:value-type="string" table:number-columns-spanned="2" table:number-rows-spanned="1" table:style-name="ce6">
            <text:p>JourneyMap (Fabric, Forge)</text:p>
          </table:table-cell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8.9</text:p>
          </table:table-cell>
          <table:table-cell office:value-type="string" table:number-columns-spanned="1" table:number-rows-spanned="5" table:style-name="ce7">
            <text:p>[0, 0, 0, 42]</text:p>
          </table:table-cell>
          <table:table-cell office:value-type="string" table:number-columns-spanned="1" table:number-rows-spanned="5" table:style-name="ce8">
            <text:p>[42, len, ...]</text:p>
          </table:table-cell>
          <table:table-cell table:number-columns-spanned="2" table:number-rows-spanned="4" table:style-name="ce9"/>
          <table:covered-table-cell/>
          <table:table-cell table:number-columns-spanned="2" table:number-rows-spanned="6" table:style-name="ce9"/>
          <table:covered-table-cell/>
          <table:table-cell table:number-columns-spanned="2" table:number-rows-spanned="10" table:style-name="ce9"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9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0.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1.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2.2</text:p>
          </table:table-cell>
          <table:covered-table-cell/>
          <table:covered-table-cell/>
          <table:table-cell office:value-type="string" table:style-name="ce4">
            <text:p>[0, 0]</text:p>
          </table:table-cell>
          <table:table-cell office:value-type="string" table:style-name="ce5">
            <text:p>[0, len, ...]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3.2</text:p>
          </table:table-cell>
          <table:table-cell table:number-columns-spanned="2" table:number-rows-spanned="11" table:style-name="ce9"/>
          <table:covered-table-cell/>
          <table:table-cell office:value-type="string" table:number-columns-spanned="1" table:number-rows-spanned="6" table:style-name="ce10">
            <office:annotation draw:style-name="a0" svg:x="4.15833333333333in" svg:y="1.85in" svg:width="3.89166666666667in" svg:height="0.591666666666667in">
              <dc:creator/>
              <text:p><text:span text:style-name="T1">In this case we need to know client's protocol version</text:span></text:p>
              <text:p><text:span text:style-name="T1"><text:s/>-Artur Khusainov</text:span></text:p>
            </office:annotation>
            <text:p>[0, 42, 0]</text:p>
          </table:table-cell>
          <table:table-cell office:value-type="string" table:number-columns-spanned="1" table:number-rows-spanned="4" table:style-name="ce11">
            <text:p>[0, len, ...]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4.4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7" table:style-name="ce7">
            <text:p>[0, 0, 0, 42]</text:p>
          </table:table-cell>
          <table:table-cell office:value-type="string" table:number-columns-spanned="1" table:number-rows-spanned="7" table:style-name="ce8">
            <text:p>[42, len, ...]</text:p>
          </table:table-cell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5.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6.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6.4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2">
            <text:p>[0, 42, len, ...]</text:p>
          </table:table-cell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6.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3">
            <text:p>[0, 42, 0]</text:p>
          </table:table-cell>
          <table:table-cell office:value-type="string" table:number-columns-spanned="1" table:number-rows-spanned="6" table:style-name="ce14">
            <text:p>[0, 42, len, ...]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1.17.1</text:p>
          </table:table-cell>
          <table:covered-table-cell/>
          <table:covered-table-cell/>
          <table:table-cell table:number-columns-spanned="2" table:number-rows-spanned="5" table:style-name="ce15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8.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9.2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13">
            <text:p>[0, 42, 0]</text:p>
          </table:table-cell>
          <table:table-cell office:value-type="string" table:number-columns-spanned="1" table:number-rows-spanned="3" table:style-name="ce14">
            <text:p>[0, 42, len, ...]</text:p>
          </table:table-cell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9.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office:value-type="string" table:style-name="ce3">
            <text:p>1.19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Artur Khusainov</dc:creator>
    <dc:date>2023-03-31T15:09:42Z</dc:date>
  </office:meta>
</office:document-meta>
</file>